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rsid="000652db" officeooo:paragraph-rsid="000652db"/>
    </style:style>
    <style:style style:name="T1" style:family="text">
      <style:text-properties officeooo:rsid="00101c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593241597387544957" text:style-name="L1">
        <text:list-item>
          <text:p text:style-name="P8"><text:text-input text:description="&lt;if test=&quot;o.preop_meeting_id&quot;&gt;">&lt;if test="o.preop_meeting_id&gt;</text:text-input> <text:span text:style-name="T1">j'ai un rdv pre op</text:span><text:text-input text:description="&lt;only_time3()&gt;">&lt;only_time3()&gt;</text:text-input><text:text-input text:description="&lt;/if&gt;">&lt;/if&gt;</text:text-input></text:p>
        </text:list-item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58:51.565712197</dc:date>
    <meta:editing-duration>PT6H35M</meta:editing-duration>
    <meta:editing-cycles>94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2" meta:word-count="121" meta:character-count="652" meta:non-whitespace-character-count="581"/>
  </office:meta>
</office:document-meta>
</file>